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84.3pt"/>
    </style:style>
    <style:style style:name="co3" style:family="table-column">
      <style:table-column-properties fo:break-before="auto" style:column-width="62.7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3.25pt"/>
    </style:style>
    <style:style style:name="co7" style:family="table-column">
      <style:table-column-properties fo:break-before="auto" style:column-width="79.91pt"/>
    </style:style>
    <style:style style:name="co8" style:family="table-column">
      <style:table-column-properties fo:break-before="auto" style:column-width="97.54pt"/>
    </style:style>
    <style:style style:name="co9" style:family="table-column">
      <style:table-column-properties fo:break-before="auto" style:column-width="71.8pt"/>
    </style:style>
    <style:style style:name="co10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WOG0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Antonella Polzin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4]*(0.4*(0.2*[.D4]+0.4*[.E4]+0.4*[.F4])+0.6*(0.4*[.G4]+0.6*[.H4]))*[.I4]" office:value-type="float" office:value="1.64" calcext:value-type="float">
            <text:p>1.64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[.C5]*(0.4*(0.2*[.D5]+0.4*[.E5]+0.4*[.F5])+0.6*(0.4*[.G5]+0.6*[.H5]))*[.I5]" office:value-type="float" office:value="0.92" calcext:value-type="float">
            <text:p>0.92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C6]*(0.4*(0.2*[.D6]+0.4*[.E6]+0.4*[.F6])+0.6*(0.4*[.G6]+0.6*[.H6]))*[.I6]" office:value-type="float" office:value="2.136" calcext:value-type="float">
            <text:p>2.136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09:33:10.1056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5-24T09:36:40.895716000</dc:date>
    <meta:editing-duration>PT2H20M12S</meta:editing-duration>
    <meta:editing-cycles>15</meta:editing-cycles>
    <meta:generator>LibreOffice/5.1.6.2$MacOSX_X86_64 LibreOffice_project/07ac168c60a517dba0f0d7bc7540f5afa45f0909</meta:generator>
    <meta:document-statistic meta:table-count="1" meta:cell-count="44" meta:object-count="0"/>
  </office:meta>
</office:document-meta>
</file>